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00"/>
    </style:style>
    <style:style style:name="T9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D40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9"/>
        <table:table-row table:style-name="ro1">
          <table:table-cell table:style-name="ce19" office:value-type="string" calcext:value-type="string">
            <text:p>Mish source files, etc.</text:p>
          </table:table-cell>
          <table:table-cell/>
          <table:table-cell table:style-name="ce28" office:value-type="string" calcext:value-type="string">
            <text:p>Task/use</text:p>
          </table:table-cell>
          <table:table-cell table:style-name="ce28" office:value-type="string" calcext:value-type="string">
            <text:p>Exporting</text:p>
          </table:table-cell>
          <table:table-cell table:style-name="ce30" office:value-type="string" calcext:value-type="string">
            <office:annotation office:display="true" draw:style-name="gr1" draw:text-style-name="P2" svg:width="15.67cm" svg:height="15.16cm" svg:x="21.843cm" svg:y="0.831cm" draw:caption-point-x="3.805cm" draw:caption-point-y="-0.821cm">
              <dc:date>2025-04-06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>Kan behöva installeras för </text:span><text:span text:style-name="T2">finderrimg</text:span><text:span text:style-name="T1">:</text:span></text:p>
              <text:p text:style-name="P1"><text:span text:style-name="T1"><text:tab/></text:span><text:span text:style-name="T2">jpeginfo </text:span><text:span text:style-name="T1">och </text:span><text:span text:style-name="T2">libetiff-tools</text:span><text:span text:style-name="T1"> (för </text:span><text:span text:style-name="T2">tiffinfo</text:span><text:span text:style-name="T1">)</text:span></text:p>
              <text:p text:style-name="P1"><text:span text:style-name="T1"/></text:p>
              <text:p text:style-name="P1"><text:span text:style-name="T1">Kom ihåg:</text:span></text:p>
              <text:p text:style-name="P1"><text:span text:style-name="T1"><text:tab/></text:span><text:span text:style-name="T1">Vadå?</text:span></text:p>
              <text:p text:style-name="P1"><text:span text:style-name="T1"/></text:p>
              <text:p text:style-name="P1"><text:span text:style-name="T1"/></text:p>
              <text:p text:style-name="P1"><text:span text:style-name="T2">CSS </text:span></text:p>
              <text:p text:style-name="P1"><text:span text:style-name="T2">units</text:span><text:span text:style-name="T2"><text:tab/></text:span><text:span text:style-name="T2">relative to</text:span></text:p>
              <text:p text:style-name="P1"><text:span text:style-name="T1">em</text:span><text:span text:style-name="T1"><text:tab/></text:span><text:span text:style-name="T1"><text:tab/></text:span><text:span text:style-name="T1">font size of the element</text:span></text:p>
              <text:p text:style-name="P1"><text:span text:style-name="T1">ex <text:s text:c="3"/></text:span><text:span text:style-name="T1"><text:tab/></text:span><text:span text:style-name="T1">x-height of the element’s font</text:span></text:p>
              <text:p text:style-name="P1"><text:span text:style-name="T1">ch <text:s text:c="3"/></text:span><text:span text:style-name="T1"><text:tab/></text:span><text:span text:style-name="T1">character advance of the “0” (ZERO, U+0030) glyph in the element’s font</text:span></text:p>
              <text:p text:style-name="P1"><text:span text:style-name="T1">rem</text:span><text:span text:style-name="T1"><text:tab/></text:span><text:span text:style-name="T1">font size of the root element</text:span></text:p>
              <text:p text:style-name="P1"><text:span text:style-name="T1">vw</text:span><text:span text:style-name="T1"><text:tab/></text:span><text:span text:style-name="T1"><text:tab/></text:span><text:span text:style-name="T1">1% of viewport’s width</text:span></text:p>
              <text:p text:style-name="P1"><text:span text:style-name="T1">vh <text:s text:c="3"/></text:span><text:span text:style-name="T1"><text:tab/></text:span><text:span text:style-name="T1">1% of viewport’s height</text:span></text:p>
              <text:p text:style-name="P1"><text:span text:style-name="T1">vmin <text:s/></text:span><text:span text:style-name="T1"><text:tab/></text:span><text:span text:style-name="T1">1% of viewport’s smaller dimension</text:span></text:p>
              <text:p text:style-name="P1"><text:span text:style-name="T1">vmax <text:s/></text:span><text:span text:style-name="T1"><text:tab/></text:span><text:span text:style-name="T1">1% of viewport’s larger dimension </text:span></text:p>
              <text:p text:style-name="P1"><text:span text:style-name="T2"/></text:p>
              <text:p text:style-name="P1"><text:span text:style-name="T2">CSS example</text:span></text:p>
              <text:p text:style-name="P1"><text:span text:style-name="T1">div.albumTree {</text:span></text:p>
              <text:p text:style-name="P1"><text:span text:style-name="T1"><text:s text:c="2"/></text:span><text:span text:style-name="T1">position: relative;</text:span></text:p>
              <text:p text:style-name="P1"><text:span text:style-name="T1"><text:s text:c="2"/></text:span><text:span text:style-name="T2">height: auto;</text:span></text:p>
              <text:p text:style-name="P1"><text:span text:style-name="T2"><text:s text:c="2"/></text:span><text:span text:style-name="T2">max-height: 80vh;</text:span></text:p>
              <text:p text:style-name="P1"><text:span text:style-name="T1"><text:s text:c="2"/></text:span><text:span text:style-name="T1">overflow-y: auto;</text:span></text:p>
              <text:p text:style-name="P1"><text:span text:style-name="T1"><text:s text:c="2"/></text:span><text:span text:style-name="T1">overflow-x: hidden;</text:span></text:p>
              <text:p text:style-name="P1"><text:span text:style-name="T1">}</text:span></text:p>
              <text:p text:style-name="P1"><text:span text:style-name="T1"/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28"/>
          <table:table-cell table:style-name="ce30"/>
          <table:table-cell table:style-name="Default"/>
          <table:table-cell table:number-columns-repeated="1017"/>
        </table:table-row>
        <table:table-row table:style-name="ro1">
          <table:table-cell table:style-name="ce21" office:value-type="string" calcext:value-type="string">
            <text:p>routes.js</text:p>
          </table:table-cell>
          <table:table-cell/>
          <table:table-cell table:style-name="ce29" office:value-type="string" calcext:value-type="string">
            <text:p>NodeJS server modul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3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3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3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32" office:value-type="string" calcext:value-type="string">
            <text:p><text:span text:style-name="T10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choose.gjs</text:p>
          </table:table-cell>
          <table:table-cell/>
          <table:table-cell office:value-type="string" calcext:value-type="string">
            <text:p>Choose-alert message dialog</text:p>
          </table:table-cell>
          <table:table-cell table:style-name="ce32" office:value-type="string" calcext:value-type="string">
            <text:p>DialogCho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 table:style-name="ce32" office:value-type="string" calcext:value-type="string">
            <text:p><text:span text:style-name="T10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11">dialogHelpId, </text:span><text:span text:style-name="T5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 <text:span text:style-name="T5">*</text:span></text:p>
          </table:table-cell>
          <table:table-cell office:value-type="string" calcext:value-type="string">
            <text:p><text:span text:style-name="T11">dialogInfoId, </text:span><text:span text:style-name="T5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Login dialog and user rights scheme</text:p>
          </table:table-cell>
          <table:table-cell office:value-type="string" calcext:value-type="string">
            <text:p>dialogLoginId, dialogRightsId, <text:span text:style-name="T5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5">DialogTex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util.gjs</text:p>
          </table:table-cell>
          <table:table-cell/>
          <table:table-cell office:value-type="string" calcext:value-type="string">
            <text:p>Album tools/utilities in the main menu</text:p>
          </table:table-cell>
          <table:table-cell office:value-type="string" calcext:value-type="string">
            <text:p>dialogUtilId, <text:span text:style-name="T5">DialogUtil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ialog-xper.gjs</text:p>
          </table:table-cell>
          <table:table-cell/>
          <table:table-cell table:style-name="ce26" office:value-type="string" calcext:value-type="string">
            <text:p>For development and testing</text:p>
          </table:table-cell>
          <table:table-cell table:style-name="ce26" office:value-type="string" calcext:value-type="string">
            <text:p>dialogXperId, <text:span text:style-name="T5">DialogXper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excite.gjs</text:p>
          </table:table-cell>
          <table:table-cell table:style-name="ce26"/>
          <table:table-cell table:style-name="ce26" office:value-type="string" calcext:value-type="string">
            <text:p>Experimental formatting</text:p>
          </table:table-cell>
          <table:table-cell table:style-name="ce37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header.gjs</text:p>
          </table:table-cell>
          <table:table-cell/>
          <table:table-cell table:style-name="ce26" office:value-type="string" calcext:value-type="string">
            <text:p>Temporary header where functionality will be tested/introduced, stepwise</text:p>
          </table:table-cell>
          <table:table-cell table:style-name="ce37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anguage.gjs</text:p>
          </table:table-cell>
          <table:table-cell table:style-name="ce27"/>
          <table:table-cell table:style-name="ce27" office:value-type="string" calcext:value-type="string">
            <text:p>Language selections</text:p>
          </table:table-cell>
          <table:table-cell table:style-name="ce47" office:value-type="string" calcext:value-type="string">
            <text:p>Languag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5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5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.gjs</text:p>
          </table:table-cell>
          <table:table-cell/>
          <table:table-cell office:value-type="string" calcext:value-type="string">
            <text:p>Refreshes a DOM part at a parameter update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3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3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, arranging most other components</text:p>
          </table:table-cell>
          <table:table-cell table:style-name="ce3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8" office:value-type="string" calcext:value-type="string">
            <text:p><text:span text:style-name="T5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storage service with global properties/methods/functions</text:p>
          </table:table-cell>
          <table:table-cell table:style-name="ce3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partly historical)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3">
          <table:table-cell table:style-name="ce19"/>
          <table:table-cell/>
          <table:table-cell office:value-type="string" calcext:value-type="string">
            <text:p><text:span text:style-name="T4">* </text:span><text:span text:style-name="T6">uses</text:span><text:span text:style-name="T7">  </text:span><text:span text:style-name="T8">TrackedAsyncData</text:span><text:span text:style-name="T9">  to run a promise </text:span>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1.75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5-04-06T10:13:41.546289111</dc:date>
    <meta:editing-duration>PT4H5M18S</meta:editing-duration>
    <meta:editing-cycles>35</meta:editing-cycles>
    <meta:generator>LibreOffice/7.3.7.2$Linux_X86_64 LibreOffice_project/30$Build-2</meta:generator>
    <meta:print-date>2025-04-06T10:11:51.932929448</meta:print-date>
    <meta:document-statistic meta:table-count="1" meta:cell-count="96" meta:object-count="0"/>
  </office:meta>
</office:document-meta>
</file>